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b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trol – Nucleus &amp; associated structures</text:p>
      <text:p text:style-name="Standard">Manufacturing &amp; shipping function – Endomembrane system</text:p>
      <text:p text:style-name="Standard">Energy processing – Mitochondrion(a) &amp; chloroplast(s)</text:p>
      <text:p text:style-name="Standard">Structure &amp; locomotion – Cytoskeleton, cilia &amp; flagella</text:p>
      <text:p text:style-name="Standard">Chromatin – DNA &amp; associated proteins</text:p>
      <text:p text:style-name="Standard"/>
      <text:p text:style-name="Standard">Endomembrane system</text:p>
      <text:p text:style-name="Standard"/>
      <text:p text:style-name="Standard">Endoplasmic Reticulum</text:p>
      <text:p text:style-name="Standard">Rough ER – Polypeptide/protein production</text:p>
      <text:p text:style-name="Standard">Smooth ER – Detoxification, lipid synthesis</text:p>
      <text:p text:style-name="Standard">Golgi Apparatus</text:p>
      <text:p text:style-name="Standard">Vesicles &amp; Vacuoles</text:p>
      <text:p text:style-name="Standard"/>
      <text:p text:style-name="Standard">Mitochondrion(a) – Makes ATP from food using O<text:span text:style-name="T1">2</text:span><text:span text:style-name="T2"> (cellular respiration)</text:span></text:p>
      <text:p text:style-name="Standard"><text:span text:style-name="T2">Chloroplast(s) – Use light energy to make food</text:span></text:p>
      <text:p text:style-name="Standard"><text:span text:style-name="T2">Endosymbiotic</text:span></text:p>
      <text:p text:style-name="Standard"><text:span text:style-name="T2"/></text:p>
      <text:p text:style-name="Standard"><text:span text:style-name="T2">Peroxisome – Produces catalase</text:span></text:p>
      <text:p text:style-name="Standard"><text:span text:style-name="T2">break down H</text:span><text:span text:style-name="T1">2</text:span><text:span text:style-name="T2">O</text:span><text:span text:style-name="T1">2</text:span><text:span text:style-name="T2"> at very rapid rate</text:span></text:p>
      <text:p text:style-name="Standard"><text:span text:style-name="T2"/></text:p>
      <text:p text:style-name="Standard"><text:span text:style-name="T2">Structure and locomotion</text:span></text:p>
      <text:p text:style-name="Standard"><text:span text:style-name="T2">Cytoskeleto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0-16T13:00:23.29</meta:creation-date>
    <meta:generator>OpenOffice/4.1.3$Win32 OpenOffice.org_project/413m1$Build-9783</meta:generator>
    <dc:date>2017-10-16T14:15:19.98</dc:date>
    <dc:creator>Timothy Cayer</dc:creator>
    <meta:editing-duration>PT1H14M55S</meta:editing-duration>
    <meta:editing-cycles>8</meta:editing-cycles>
    <meta:document-statistic meta:table-count="0" meta:image-count="0" meta:object-count="0" meta:page-count="1" meta:paragraph-count="18" meta:word-count="87" meta:character-count="629"/>
  </office:meta>
</office:document-meta>
</file>